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059in" svg:y="2.0197in">
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 Sheet1.A1:Sheet1.A1 Sheet1.A2:Sheet1.A9 Sheet1.F1:Sheet1.F1 Sheet1.F2:Sheet1.F9 Sheet1.A1:Sheet1.A1 Sheet1.A2:Sheet1.A9 Sheet1.G1:Sheet1.G1 Sheet1.G2:Sheet1.G9 Sheet1.A1:Sheet1.A1 Sheet1.A2:Sheet1.A9 Sheet1.H1:Sheet1.H1 Sheet1.H2:Sheet1.H9 Sheet1.A1:Sheet1.A1 Sheet1.A2:Sheet1.A9 Sheet1.I1:Sheet1.I1 Sheet1.I2:Sheet1.I9 Sheet1.A1:Sheet1.A1 Sheet1.A2:Sheet1.A9 Sheet1.J1:Sheet1.J1 Sheet1.J2:Sheet1.J9 Sheet1.A1:Sheet1.A1 Sheet1.A2:Sheet1.A9 Sheet1.K1:Sheet1.K1 Sheet1.K2:Sheet1.K9 Sheet1.A1:Sheet1.A1 Sheet1.A2:Sheet1.A9 Sheet1.L1:Sheet1.L1 Sheet1.L2:Sheet1.L9 Sheet1.A1:Sheet1.A1 Sheet1.A2:Sheet1.A9 Sheet1.M1:Sheet1.M1 Sheet1.M2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291265175569599" calcext:value-type="float">
            <text:p>0.291265175569599</text:p>
          </table:table-cell>
          <table:table-cell office:value-type="float" office:value="0.297418517141083" calcext:value-type="float">
            <text:p>0.297418517141083</text:p>
          </table:table-cell>
          <table:table-cell office:value-type="float" office:value="0.289167688174318" calcext:value-type="float">
            <text:p>0.289167688174318</text:p>
          </table:table-cell>
          <table:table-cell office:value-type="float" office:value="0.28002302994154" calcext:value-type="float">
            <text:p>0.28002302994154</text:p>
          </table:table-cell>
          <table:table-cell office:value-type="float" office:value="0.271163044687617" calcext:value-type="float">
            <text:p>0.271163044687617</text:p>
          </table:table-cell>
          <table:table-cell office:value-type="float" office:value="0.25998663981278" calcext:value-type="float">
            <text:p>0.25998663981278</text:p>
          </table:table-cell>
          <table:table-cell office:value-type="float" office:value="0.239744165411022" calcext:value-type="float">
            <text:p>0.239744165411022</text:p>
          </table:table-cell>
          <table:table-cell office:value-type="float" office:value="0.281618570948069" calcext:value-type="float">
            <text:p>0.281618570948069</text:p>
          </table:table-cell>
          <table:table-cell office:value-type="float" office:value="0.299420823012467" calcext:value-type="float">
            <text:p>0.299420823012467</text:p>
          </table:table-cell>
          <table:table-cell office:value-type="float" office:value="0.313150148097596" calcext:value-type="float">
            <text:p>0.313150148097596</text:p>
          </table:table-cell>
          <table:table-cell office:value-type="float" office:value="0.258679834689587" calcext:value-type="float">
            <text:p>0.258679834689587</text:p>
          </table:table-cell>
          <table:table-cell office:value-type="float" office:value="0.296005987226274" calcext:value-type="float">
            <text:p>0.29600598722627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289707355989666" calcext:value-type="float">
            <text:p>0.289707355989666</text:p>
          </table:table-cell>
          <table:table-cell office:value-type="float" office:value="0.305577601612272" calcext:value-type="float">
            <text:p>0.305577601612272</text:p>
          </table:table-cell>
          <table:table-cell office:value-type="float" office:value="0.298466877467297" calcext:value-type="float">
            <text:p>0.298466877467297</text:p>
          </table:table-cell>
          <table:table-cell office:value-type="float" office:value="0.277006646882597" calcext:value-type="float">
            <text:p>0.277006646882597</text:p>
          </table:table-cell>
          <table:table-cell office:value-type="float" office:value="0.270076794701998" calcext:value-type="float">
            <text:p>0.270076794701998</text:p>
          </table:table-cell>
          <table:table-cell office:value-type="float" office:value="0.236613006627839" calcext:value-type="float">
            <text:p>0.236613006627839</text:p>
          </table:table-cell>
          <table:table-cell office:value-type="float" office:value="0.229391595269636" calcext:value-type="float">
            <text:p>0.229391595269636</text:p>
          </table:table-cell>
          <table:table-cell office:value-type="float" office:value="0.290889615332936" calcext:value-type="float">
            <text:p>0.290889615332936</text:p>
          </table:table-cell>
          <table:table-cell office:value-type="float" office:value="0.299207763334766" calcext:value-type="float">
            <text:p>0.299207763334766</text:p>
          </table:table-cell>
          <table:table-cell office:value-type="float" office:value="0.312038502420921" calcext:value-type="float">
            <text:p>0.312038502420921</text:p>
          </table:table-cell>
          <table:table-cell office:value-type="float" office:value="0.247608752975502" calcext:value-type="float">
            <text:p>0.247608752975502</text:p>
          </table:table-cell>
          <table:table-cell office:value-type="float" office:value="0.298032351941048" calcext:value-type="float">
            <text:p>0.29803235194104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327418233582857" calcext:value-type="float">
            <text:p>0.327418233582857</text:p>
          </table:table-cell>
          <table:table-cell office:value-type="float" office:value="0.335725043949674" calcext:value-type="float">
            <text:p>0.335725043949674</text:p>
          </table:table-cell>
          <table:table-cell office:value-type="float" office:value="0.323071080650195" calcext:value-type="float">
            <text:p>0.323071080650195</text:p>
          </table:table-cell>
          <table:table-cell office:value-type="float" office:value="0.305474467026309" calcext:value-type="float">
            <text:p>0.305474467026309</text:p>
          </table:table-cell>
          <table:table-cell office:value-type="float" office:value="0.292969866863077" calcext:value-type="float">
            <text:p>0.292969866863077</text:p>
          </table:table-cell>
          <table:table-cell office:value-type="float" office:value="0.275857641758227" calcext:value-type="float">
            <text:p>0.275857641758227</text:p>
          </table:table-cell>
          <table:table-cell office:value-type="float" office:value="0.238865791917132" calcext:value-type="float">
            <text:p>0.238865791917132</text:p>
          </table:table-cell>
          <table:table-cell office:value-type="float" office:value="0.312028696255796" calcext:value-type="float">
            <text:p>0.312028696255796</text:p>
          </table:table-cell>
          <table:table-cell office:value-type="float" office:value="0.326604232293986" calcext:value-type="float">
            <text:p>0.326604232293986</text:p>
          </table:table-cell>
          <table:table-cell office:value-type="float" office:value="0.348710307371965" calcext:value-type="float">
            <text:p>0.348710307371965</text:p>
          </table:table-cell>
          <table:table-cell office:value-type="float" office:value="0.281468000019132" calcext:value-type="float">
            <text:p>0.281468000019132</text:p>
          </table:table-cell>
          <table:table-cell office:value-type="float" office:value="0.328357080284712" calcext:value-type="float">
            <text:p>0.3283570802847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361658270798636" calcext:value-type="float">
            <text:p>0.361658270798636</text:p>
          </table:table-cell>
          <table:table-cell office:value-type="float" office:value="0.375248901297621" calcext:value-type="float">
            <text:p>0.375248901297621</text:p>
          </table:table-cell>
          <table:table-cell office:value-type="float" office:value="0.368371451045775" calcext:value-type="float">
            <text:p>0.368371451045775</text:p>
          </table:table-cell>
          <table:table-cell office:value-type="float" office:value="0.350495611486885" calcext:value-type="float">
            <text:p>0.350495611486885</text:p>
          </table:table-cell>
          <table:table-cell office:value-type="float" office:value="0.324509442083089" calcext:value-type="float">
            <text:p>0.324509442083089</text:p>
          </table:table-cell>
          <table:table-cell office:value-type="float" office:value="0.303882573272623" calcext:value-type="float">
            <text:p>0.303882573272623</text:p>
          </table:table-cell>
          <table:table-cell office:value-type="float" office:value="0.283331443557619" calcext:value-type="float">
            <text:p>0.283331443557619</text:p>
          </table:table-cell>
          <table:table-cell office:value-type="float" office:value="0.336251291706882" calcext:value-type="float">
            <text:p>0.336251291706882</text:p>
          </table:table-cell>
          <table:table-cell office:value-type="float" office:value="0.367323880515577" calcext:value-type="float">
            <text:p>0.367323880515577</text:p>
          </table:table-cell>
          <table:table-cell office:value-type="float" office:value="0.385860888662904" calcext:value-type="float">
            <text:p>0.385860888662904</text:p>
          </table:table-cell>
          <table:table-cell office:value-type="float" office:value="0.29264939741228" calcext:value-type="float">
            <text:p>0.29264939741228</text:p>
          </table:table-cell>
          <table:table-cell office:value-type="float" office:value="0.354423011228094" calcext:value-type="float">
            <text:p>0.35442301122809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434824988773592" calcext:value-type="float">
            <text:p>0.434824988773592</text:p>
          </table:table-cell>
          <table:table-cell office:value-type="float" office:value="0.441661906421678" calcext:value-type="float">
            <text:p>0.441661906421678</text:p>
          </table:table-cell>
          <table:table-cell office:value-type="float" office:value="0.427363451660383" calcext:value-type="float">
            <text:p>0.427363451660383</text:p>
          </table:table-cell>
          <table:table-cell office:value-type="float" office:value="0.404242917179855" calcext:value-type="float">
            <text:p>0.404242917179855</text:p>
          </table:table-cell>
          <table:table-cell office:value-type="float" office:value="0.379074531345937" calcext:value-type="float">
            <text:p>0.379074531345937</text:p>
          </table:table-cell>
          <table:table-cell office:value-type="float" office:value="0.350239611458119" calcext:value-type="float">
            <text:p>0.350239611458119</text:p>
          </table:table-cell>
          <table:table-cell office:value-type="float" office:value="0.311953823666379" calcext:value-type="float">
            <text:p>0.311953823666379</text:p>
          </table:table-cell>
          <table:table-cell office:value-type="float" office:value="0.370637258493185" calcext:value-type="float">
            <text:p>0.370637258493185</text:p>
          </table:table-cell>
          <table:table-cell office:value-type="float" office:value="0.416910269340794" calcext:value-type="float">
            <text:p>0.416910269340794</text:p>
          </table:table-cell>
          <table:table-cell office:value-type="float" office:value="0.443242697380472" calcext:value-type="float">
            <text:p>0.443242697380472</text:p>
          </table:table-cell>
          <table:table-cell office:value-type="float" office:value="0.349701713331915" calcext:value-type="float">
            <text:p>0.349701713331915</text:p>
          </table:table-cell>
          <table:table-cell office:value-type="float" office:value="0.401300869986638" calcext:value-type="float">
            <text:p>0.4013008699866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44223972176433" calcext:value-type="float">
            <text:p>0.744223972176433</text:p>
          </table:table-cell>
          <table:table-cell office:value-type="float" office:value="0.679621038910337" calcext:value-type="float">
            <text:p>0.679621038910337</text:p>
          </table:table-cell>
          <table:table-cell office:value-type="float" office:value="0.73047039440765" calcext:value-type="float">
            <text:p>0.73047039440765</text:p>
          </table:table-cell>
          <table:table-cell office:value-type="float" office:value="0.655705521732256" calcext:value-type="float">
            <text:p>0.655705521732256</text:p>
          </table:table-cell>
          <table:table-cell office:value-type="float" office:value="0.564212137854637" calcext:value-type="float">
            <text:p>0.564212137854637</text:p>
          </table:table-cell>
          <table:table-cell office:value-type="float" office:value="0.512222489479593" calcext:value-type="float">
            <text:p>0.512222489479593</text:p>
          </table:table-cell>
          <table:table-cell office:value-type="float" office:value="0.415867550595083" calcext:value-type="float">
            <text:p>0.415867550595083</text:p>
          </table:table-cell>
          <table:table-cell office:value-type="float" office:value="0.460212114343388" calcext:value-type="float">
            <text:p>0.460212114343388</text:p>
          </table:table-cell>
          <table:table-cell office:value-type="float" office:value="0.580041722752041" calcext:value-type="float">
            <text:p>0.580041722752041</text:p>
          </table:table-cell>
          <table:table-cell office:value-type="float" office:value="0.670919001283531" calcext:value-type="float">
            <text:p>0.670919001283531</text:p>
          </table:table-cell>
          <table:table-cell office:value-type="float" office:value="0.523752123418604" calcext:value-type="float">
            <text:p>0.523752123418604</text:p>
          </table:table-cell>
          <table:table-cell office:value-type="float" office:value="0.59115775527918" calcext:value-type="float">
            <text:p>0.59115775527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850018929386871" calcext:value-type="float">
            <text:p>0.850018929386871</text:p>
          </table:table-cell>
          <table:table-cell office:value-type="float" office:value="0.688884249903554" calcext:value-type="float">
            <text:p>0.688884249903554</text:p>
          </table:table-cell>
          <table:table-cell office:value-type="float" office:value="0.823037458890521" calcext:value-type="float">
            <text:p>0.823037458890521</text:p>
          </table:table-cell>
          <table:table-cell office:value-type="float" office:value="0.650846696237207" calcext:value-type="float">
            <text:p>0.650846696237207</text:p>
          </table:table-cell>
          <table:table-cell office:value-type="float" office:value="0.605931578951285" calcext:value-type="float">
            <text:p>0.605931578951285</text:p>
          </table:table-cell>
          <table:table-cell office:value-type="float" office:value="0.566479875569851" calcext:value-type="float">
            <text:p>0.566479875569851</text:p>
          </table:table-cell>
          <table:table-cell office:value-type="float" office:value="0.396646402502025" calcext:value-type="float">
            <text:p>0.396646402502025</text:p>
          </table:table-cell>
          <table:table-cell office:value-type="float" office:value="0.449862785221997" calcext:value-type="float">
            <text:p>0.449862785221997</text:p>
          </table:table-cell>
          <table:table-cell office:value-type="float" office:value="0.523587397740668" calcext:value-type="float">
            <text:p>0.523587397740668</text:p>
          </table:table-cell>
          <table:table-cell office:value-type="float" office:value="0.730409700871017" calcext:value-type="float">
            <text:p>0.730409700871017</text:p>
          </table:table-cell>
          <table:table-cell office:value-type="float" office:value="0.567334214090896" calcext:value-type="float">
            <text:p>0.567334214090896</text:p>
          </table:table-cell>
          <table:table-cell office:value-type="float" office:value="0.631591985885584" calcext:value-type="float">
            <text:p>0.6315919858855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40814378333925" calcext:value-type="float">
            <text:p>0.740814378333925</text:p>
          </table:table-cell>
          <table:table-cell office:value-type="float" office:value="0.378360298651839" calcext:value-type="float">
            <text:p>0.378360298651839</text:p>
          </table:table-cell>
          <table:table-cell office:value-type="float" office:value="0.582474961469538" calcext:value-type="float">
            <text:p>0.582474961469538</text:p>
          </table:table-cell>
          <table:table-cell office:value-type="float" office:value="0.429040593422529" calcext:value-type="float">
            <text:p>0.429040593422529</text:p>
          </table:table-cell>
          <table:table-cell office:value-type="float" office:value="0.413037711485387" calcext:value-type="float">
            <text:p>0.413037711485387</text:p>
          </table:table-cell>
          <table:table-cell office:value-type="float" office:value="0.41349501320597" calcext:value-type="float">
            <text:p>0.41349501320597</text:p>
          </table:table-cell>
          <table:table-cell office:value-type="float" office:value="0.171143965361501" calcext:value-type="float">
            <text:p>0.171143965361501</text:p>
          </table:table-cell>
          <table:table-cell office:value-type="float" office:value="0.252254351182786" calcext:value-type="float">
            <text:p>0.252254351182786</text:p>
          </table:table-cell>
          <table:table-cell office:value-type="float" office:value="0.040301555203668" calcext:value-type="float">
            <text:p>0.040301555203668</text:p>
          </table:table-cell>
          <table:table-cell office:value-type="float" office:value="0.500317334122005" calcext:value-type="float">
            <text:p>0.500317334122005</text:p>
          </table:table-cell>
          <table:table-cell office:value-type="float" office:value="0.387038957801552" calcext:value-type="float">
            <text:p>0.387038957801552</text:p>
          </table:table-cell>
          <table:table-cell office:value-type="float" office:value="0.395418800369715" calcext:value-type="float">
            <text:p>0.395418800369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15:03:04.835879683</meta:creation-date>
    <dc:date>2025-10-10T15:15:20.244087696</dc:date>
    <meta:editing-duration>PT2M15S</meta:editing-duration>
    <meta:editing-cycles>1</meta:editing-cycles>
    <meta:document-statistic meta:table-count="1" meta:cell-count="11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1.462cm" style:legend-expansion="high" chart:style-name="ch2"/>
        <chart:plot-area chart:style-name="ch3" table:cell-range-address="Sheet1.A1:Sheet1.M9" chart:data-source-has-labels="row" svg:x="0.32cm" svg:y="0.18cm" svg:width="13.646cm" svg:height="8.64cm">
          <chart:coordinate-region svg:x="1.047cm" svg:y="0.379cm" svg:width="12.54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8" chart:values-cell-range-address="Sheet1.C2:Sheet1.C9" chart:label-cell-address="Sheet1.C1:Sheet1.C1" chart:class="chart:scatter">
            <chart:data-point chart:repeated="8"/>
          </chart:series>
          <chart:series chart:style-name="ch9" chart:values-cell-range-address="Sheet1.D2:Sheet1.D9" chart:label-cell-address="Sheet1.D1:Sheet1.D1" chart:class="chart:scatter">
            <chart:data-point chart:repeated="8"/>
          </chart:series>
          <chart:series chart:style-name="ch10" chart:values-cell-range-address="Sheet1.E2:Sheet1.E9" chart:label-cell-address="Sheet1.E1:Sheet1.E1" chart:class="chart:scatter">
            <chart:data-point chart:repeated="8"/>
          </chart:series>
          <chart:series chart:style-name="ch11" chart:values-cell-range-address="Sheet1.F2:Sheet1.F9" chart:label-cell-address="Sheet1.F1:Sheet1.F1" chart:class="chart:scatter">
            <chart:data-point chart:repeated="8"/>
          </chart:series>
          <chart:series chart:style-name="ch12" chart:values-cell-range-address="Sheet1.G2:Sheet1.G9" chart:label-cell-address="Sheet1.G1:Sheet1.G1" chart:class="chart:scatter">
            <chart:data-point chart:repeated="8"/>
          </chart:series>
          <chart:series chart:style-name="ch13" chart:values-cell-range-address="Sheet1.H2:Sheet1.H9" chart:label-cell-address="Sheet1.H1:Sheet1.H1" chart:class="chart:scatter">
            <chart:data-point chart:repeated="8"/>
          </chart:series>
          <chart:series chart:style-name="ch14" chart:values-cell-range-address="Sheet1.I2:Sheet1.I9" chart:label-cell-address="Sheet1.I1:Sheet1.I1" chart:class="chart:scatter">
            <chart:data-point chart:repeated="8"/>
          </chart:series>
          <chart:series chart:style-name="ch15" chart:values-cell-range-address="Sheet1.J2:Sheet1.J9" chart:label-cell-address="Sheet1.J1:Sheet1.J1" chart:class="chart:scatter">
            <chart:data-point chart:repeated="8"/>
          </chart:series>
          <chart:series chart:style-name="ch16" chart:values-cell-range-address="Sheet1.K2:Sheet1.K9" chart:label-cell-address="Sheet1.K1:Sheet1.K1" chart:class="chart:scatter">
            <chart:data-point chart:repeated="8"/>
          </chart:series>
          <chart:series chart:style-name="ch17" chart:values-cell-range-address="Sheet1.L2:Sheet1.L9" chart:label-cell-address="Sheet1.L1:Sheet1.L1" chart:class="chart:scatter">
            <chart:data-point chart:repeated="8"/>
          </chart:series>
          <chart:series chart:style-name="ch18" chart:values-cell-range-address="Sheet1.M2:Sheet1.M9" chart:label-cell-address="Sheet1.M1:Sheet1.M1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1:Sheet1.B1</svg:desc>
                </draw:g>
              </table:table-cell>
              <table:table-cell office:value-type="string">
                <text:p>3</text:p>
                <draw:g>
                  <svg:desc>Sheet1.C1:Sheet1.C1</svg:desc>
                </draw:g>
              </table:table-cell>
              <table:table-cell office:value-type="string">
                <text:p>4</text:p>
                <draw:g>
                  <svg:desc>Sheet1.D1:Sheet1.D1</svg:desc>
                </draw:g>
              </table:table-cell>
              <table:table-cell office:value-type="string">
                <text:p>5</text:p>
                <draw:g>
                  <svg:desc>Sheet1.E1:Sheet1.E1</svg:desc>
                </draw:g>
              </table:table-cell>
              <table:table-cell office:value-type="string">
                <text:p>6</text:p>
                <draw:g>
                  <svg:desc>Sheet1.F1:Sheet1.F1</svg:desc>
                </draw:g>
              </table:table-cell>
              <table:table-cell office:value-type="string">
                <text:p>7</text:p>
                <draw:g>
                  <svg:desc>Sheet1.G1:Sheet1.G1</svg:desc>
                </draw:g>
              </table:table-cell>
              <table:table-cell office:value-type="string">
                <text:p>8</text:p>
                <draw:g>
                  <svg:desc>Sheet1.H1:Sheet1.H1</svg:desc>
                </draw:g>
              </table:table-cell>
              <table:table-cell office:value-type="string">
                <text:p>9</text:p>
                <draw:g>
                  <svg:desc>Sheet1.I1:Sheet1.I1</svg:desc>
                </draw:g>
              </table:table-cell>
              <table:table-cell office:value-type="string">
                <text:p>10</text:p>
                <draw:g>
                  <svg:desc>Sheet1.J1:Sheet1.J1</svg:desc>
                </draw:g>
              </table:table-cell>
              <table:table-cell office:value-type="string">
                <text:p>11</text:p>
                <draw:g>
                  <svg:desc>Sheet1.K1:Sheet1.K1</svg:desc>
                </draw:g>
              </table:table-cell>
              <table:table-cell office:value-type="string">
                <text:p>12</text:p>
                <draw:g>
                  <svg:desc>Sheet1.L1:Sheet1.L1</svg:desc>
                </draw:g>
              </table:table-cell>
              <table:table-cell office:value-type="string">
                <text:p>13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8">
                <text:p>1408</text:p>
                <draw:g>
                  <svg:desc>Sheet1.A2:Sheet1.A9</svg:desc>
                </draw:g>
              </table:table-cell>
              <table:table-cell office:value-type="float" office:value="0.291265175569599">
                <text:p>0.291265175569599</text:p>
                <draw:g>
                  <svg:desc>Sheet1.B2:Sheet1.B9</svg:desc>
                </draw:g>
              </table:table-cell>
              <table:table-cell office:value-type="float" office:value="0.297418517141083">
                <text:p>0.297418517141083</text:p>
                <draw:g>
                  <svg:desc>Sheet1.C2:Sheet1.C9</svg:desc>
                </draw:g>
              </table:table-cell>
              <table:table-cell office:value-type="float" office:value="0.289167688174318">
                <text:p>0.289167688174318</text:p>
                <draw:g>
                  <svg:desc>Sheet1.D2:Sheet1.D9</svg:desc>
                </draw:g>
              </table:table-cell>
              <table:table-cell office:value-type="float" office:value="0.28002302994154">
                <text:p>0.28002302994154</text:p>
                <draw:g>
                  <svg:desc>Sheet1.E2:Sheet1.E9</svg:desc>
                </draw:g>
              </table:table-cell>
              <table:table-cell office:value-type="float" office:value="0.271163044687617">
                <text:p>0.271163044687617</text:p>
                <draw:g>
                  <svg:desc>Sheet1.F2:Sheet1.F9</svg:desc>
                </draw:g>
              </table:table-cell>
              <table:table-cell office:value-type="float" office:value="0.25998663981278">
                <text:p>0.25998663981278</text:p>
                <draw:g>
                  <svg:desc>Sheet1.G2:Sheet1.G9</svg:desc>
                </draw:g>
              </table:table-cell>
              <table:table-cell office:value-type="float" office:value="0.239744165411022">
                <text:p>0.239744165411022</text:p>
                <draw:g>
                  <svg:desc>Sheet1.H2:Sheet1.H9</svg:desc>
                </draw:g>
              </table:table-cell>
              <table:table-cell office:value-type="float" office:value="0.281618570948069">
                <text:p>0.281618570948069</text:p>
                <draw:g>
                  <svg:desc>Sheet1.I2:Sheet1.I9</svg:desc>
                </draw:g>
              </table:table-cell>
              <table:table-cell office:value-type="float" office:value="0.299420823012467">
                <text:p>0.299420823012467</text:p>
                <draw:g>
                  <svg:desc>Sheet1.J2:Sheet1.J9</svg:desc>
                </draw:g>
              </table:table-cell>
              <table:table-cell office:value-type="float" office:value="0.313150148097596">
                <text:p>0.313150148097596</text:p>
                <draw:g>
                  <svg:desc>Sheet1.K2:Sheet1.K9</svg:desc>
                </draw:g>
              </table:table-cell>
              <table:table-cell office:value-type="float" office:value="0.258679834689587">
                <text:p>0.258679834689587</text:p>
                <draw:g>
                  <svg:desc>Sheet1.L2:Sheet1.L9</svg:desc>
                </draw:g>
              </table:table-cell>
              <table:table-cell office:value-type="float" office:value="0.296005987226274">
                <text:p>0.296005987226274</text:p>
                <draw:g>
                  <svg:desc>Sheet1.M2:Sheet1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2">
                <text:p>1332</text:p>
              </table:table-cell>
              <table:table-cell office:value-type="float" office:value="0.289707355989666">
                <text:p>0.289707355989666</text:p>
              </table:table-cell>
              <table:table-cell office:value-type="float" office:value="0.305577601612272">
                <text:p>0.305577601612272</text:p>
              </table:table-cell>
              <table:table-cell office:value-type="float" office:value="0.298466877467297">
                <text:p>0.298466877467297</text:p>
              </table:table-cell>
              <table:table-cell office:value-type="float" office:value="0.277006646882597">
                <text:p>0.277006646882597</text:p>
              </table:table-cell>
              <table:table-cell office:value-type="float" office:value="0.270076794701998">
                <text:p>0.270076794701998</text:p>
              </table:table-cell>
              <table:table-cell office:value-type="float" office:value="0.236613006627839">
                <text:p>0.236613006627839</text:p>
              </table:table-cell>
              <table:table-cell office:value-type="float" office:value="0.229391595269636">
                <text:p>0.229391595269636</text:p>
              </table:table-cell>
              <table:table-cell office:value-type="float" office:value="0.290889615332936">
                <text:p>0.290889615332936</text:p>
              </table:table-cell>
              <table:table-cell office:value-type="float" office:value="0.299207763334766">
                <text:p>0.299207763334766</text:p>
              </table:table-cell>
              <table:table-cell office:value-type="float" office:value="0.312038502420921">
                <text:p>0.312038502420921</text:p>
              </table:table-cell>
              <table:table-cell office:value-type="float" office:value="0.247608752975502">
                <text:p>0.247608752975502</text:p>
              </table:table-cell>
              <table:table-cell office:value-type="float" office:value="0.298032351941048">
                <text:p>0.298032351941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">
                <text:p>1172</text:p>
              </table:table-cell>
              <table:table-cell office:value-type="float" office:value="0.327418233582857">
                <text:p>0.327418233582857</text:p>
              </table:table-cell>
              <table:table-cell office:value-type="float" office:value="0.335725043949674">
                <text:p>0.335725043949674</text:p>
              </table:table-cell>
              <table:table-cell office:value-type="float" office:value="0.323071080650195">
                <text:p>0.323071080650195</text:p>
              </table:table-cell>
              <table:table-cell office:value-type="float" office:value="0.305474467026309">
                <text:p>0.305474467026309</text:p>
              </table:table-cell>
              <table:table-cell office:value-type="float" office:value="0.292969866863077">
                <text:p>0.292969866863077</text:p>
              </table:table-cell>
              <table:table-cell office:value-type="float" office:value="0.275857641758227">
                <text:p>0.275857641758227</text:p>
              </table:table-cell>
              <table:table-cell office:value-type="float" office:value="0.238865791917132">
                <text:p>0.238865791917132</text:p>
              </table:table-cell>
              <table:table-cell office:value-type="float" office:value="0.312028696255796">
                <text:p>0.312028696255796</text:p>
              </table:table-cell>
              <table:table-cell office:value-type="float" office:value="0.326604232293986">
                <text:p>0.326604232293986</text:p>
              </table:table-cell>
              <table:table-cell office:value-type="float" office:value="0.348710307371965">
                <text:p>0.348710307371965</text:p>
              </table:table-cell>
              <table:table-cell office:value-type="float" office:value="0.281468000019132">
                <text:p>0.281468000019132</text:p>
              </table:table-cell>
              <table:table-cell office:value-type="float" office:value="0.328357080284712">
                <text:p>0.32835708028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4">
                <text:p>964</text:p>
              </table:table-cell>
              <table:table-cell office:value-type="float" office:value="0.361658270798636">
                <text:p>0.361658270798636</text:p>
              </table:table-cell>
              <table:table-cell office:value-type="float" office:value="0.375248901297621">
                <text:p>0.375248901297621</text:p>
              </table:table-cell>
              <table:table-cell office:value-type="float" office:value="0.368371451045775">
                <text:p>0.368371451045775</text:p>
              </table:table-cell>
              <table:table-cell office:value-type="float" office:value="0.350495611486885">
                <text:p>0.350495611486885</text:p>
              </table:table-cell>
              <table:table-cell office:value-type="float" office:value="0.324509442083089">
                <text:p>0.324509442083089</text:p>
              </table:table-cell>
              <table:table-cell office:value-type="float" office:value="0.303882573272623">
                <text:p>0.303882573272623</text:p>
              </table:table-cell>
              <table:table-cell office:value-type="float" office:value="0.283331443557619">
                <text:p>0.283331443557619</text:p>
              </table:table-cell>
              <table:table-cell office:value-type="float" office:value="0.336251291706882">
                <text:p>0.336251291706882</text:p>
              </table:table-cell>
              <table:table-cell office:value-type="float" office:value="0.367323880515577">
                <text:p>0.367323880515577</text:p>
              </table:table-cell>
              <table:table-cell office:value-type="float" office:value="0.385860888662904">
                <text:p>0.385860888662904</text:p>
              </table:table-cell>
              <table:table-cell office:value-type="float" office:value="0.29264939741228">
                <text:p>0.29264939741228</text:p>
              </table:table-cell>
              <table:table-cell office:value-type="float" office:value="0.354423011228094">
                <text:p>0.354423011228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8">
                <text:p>778</text:p>
              </table:table-cell>
              <table:table-cell office:value-type="float" office:value="0.434824988773592">
                <text:p>0.434824988773592</text:p>
              </table:table-cell>
              <table:table-cell office:value-type="float" office:value="0.441661906421678">
                <text:p>0.441661906421678</text:p>
              </table:table-cell>
              <table:table-cell office:value-type="float" office:value="0.427363451660383">
                <text:p>0.427363451660383</text:p>
              </table:table-cell>
              <table:table-cell office:value-type="float" office:value="0.404242917179855">
                <text:p>0.404242917179855</text:p>
              </table:table-cell>
              <table:table-cell office:value-type="float" office:value="0.379074531345937">
                <text:p>0.379074531345937</text:p>
              </table:table-cell>
              <table:table-cell office:value-type="float" office:value="0.350239611458119">
                <text:p>0.350239611458119</text:p>
              </table:table-cell>
              <table:table-cell office:value-type="float" office:value="0.311953823666379">
                <text:p>0.311953823666379</text:p>
              </table:table-cell>
              <table:table-cell office:value-type="float" office:value="0.370637258493185">
                <text:p>0.370637258493185</text:p>
              </table:table-cell>
              <table:table-cell office:value-type="float" office:value="0.416910269340794">
                <text:p>0.416910269340794</text:p>
              </table:table-cell>
              <table:table-cell office:value-type="float" office:value="0.443242697380472">
                <text:p>0.443242697380472</text:p>
              </table:table-cell>
              <table:table-cell office:value-type="float" office:value="0.349701713331915">
                <text:p>0.349701713331915</text:p>
              </table:table-cell>
              <table:table-cell office:value-type="float" office:value="0.401300869986638">
                <text:p>0.401300869986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0.744223972176433">
                <text:p>0.744223972176433</text:p>
              </table:table-cell>
              <table:table-cell office:value-type="float" office:value="0.679621038910337">
                <text:p>0.679621038910337</text:p>
              </table:table-cell>
              <table:table-cell office:value-type="float" office:value="0.73047039440765">
                <text:p>0.73047039440765</text:p>
              </table:table-cell>
              <table:table-cell office:value-type="float" office:value="0.655705521732256">
                <text:p>0.655705521732256</text:p>
              </table:table-cell>
              <table:table-cell office:value-type="float" office:value="0.564212137854637">
                <text:p>0.564212137854637</text:p>
              </table:table-cell>
              <table:table-cell office:value-type="float" office:value="0.512222489479593">
                <text:p>0.512222489479593</text:p>
              </table:table-cell>
              <table:table-cell office:value-type="float" office:value="0.415867550595083">
                <text:p>0.415867550595083</text:p>
              </table:table-cell>
              <table:table-cell office:value-type="float" office:value="0.460212114343388">
                <text:p>0.460212114343388</text:p>
              </table:table-cell>
              <table:table-cell office:value-type="float" office:value="0.580041722752041">
                <text:p>0.580041722752041</text:p>
              </table:table-cell>
              <table:table-cell office:value-type="float" office:value="0.670919001283531">
                <text:p>0.670919001283531</text:p>
              </table:table-cell>
              <table:table-cell office:value-type="float" office:value="0.523752123418604">
                <text:p>0.523752123418604</text:p>
              </table:table-cell>
              <table:table-cell office:value-type="float" office:value="0.59115775527918">
                <text:p>0.5911577552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">
                <text:p>244</text:p>
              </table:table-cell>
              <table:table-cell office:value-type="float" office:value="0.850018929386871">
                <text:p>0.850018929386871</text:p>
              </table:table-cell>
              <table:table-cell office:value-type="float" office:value="0.688884249903554">
                <text:p>0.688884249903554</text:p>
              </table:table-cell>
              <table:table-cell office:value-type="float" office:value="0.823037458890521">
                <text:p>0.823037458890521</text:p>
              </table:table-cell>
              <table:table-cell office:value-type="float" office:value="0.650846696237207">
                <text:p>0.650846696237207</text:p>
              </table:table-cell>
              <table:table-cell office:value-type="float" office:value="0.605931578951285">
                <text:p>0.605931578951285</text:p>
              </table:table-cell>
              <table:table-cell office:value-type="float" office:value="0.566479875569851">
                <text:p>0.566479875569851</text:p>
              </table:table-cell>
              <table:table-cell office:value-type="float" office:value="0.396646402502025">
                <text:p>0.396646402502025</text:p>
              </table:table-cell>
              <table:table-cell office:value-type="float" office:value="0.449862785221997">
                <text:p>0.449862785221997</text:p>
              </table:table-cell>
              <table:table-cell office:value-type="float" office:value="0.523587397740668">
                <text:p>0.523587397740668</text:p>
              </table:table-cell>
              <table:table-cell office:value-type="float" office:value="0.730409700871017">
                <text:p>0.730409700871017</text:p>
              </table:table-cell>
              <table:table-cell office:value-type="float" office:value="0.567334214090896">
                <text:p>0.567334214090896</text:p>
              </table:table-cell>
              <table:table-cell office:value-type="float" office:value="0.631591985885584">
                <text:p>0.631591985885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  <table:table-cell office:value-type="float" office:value="0.740814378333925">
                <text:p>0.740814378333925</text:p>
              </table:table-cell>
              <table:table-cell office:value-type="float" office:value="0.378360298651839">
                <text:p>0.378360298651839</text:p>
              </table:table-cell>
              <table:table-cell office:value-type="float" office:value="0.582474961469538">
                <text:p>0.582474961469538</text:p>
              </table:table-cell>
              <table:table-cell office:value-type="float" office:value="0.429040593422529">
                <text:p>0.429040593422529</text:p>
              </table:table-cell>
              <table:table-cell office:value-type="float" office:value="0.413037711485387">
                <text:p>0.413037711485387</text:p>
              </table:table-cell>
              <table:table-cell office:value-type="float" office:value="0.41349501320597">
                <text:p>0.41349501320597</text:p>
              </table:table-cell>
              <table:table-cell office:value-type="float" office:value="0.171143965361501">
                <text:p>0.171143965361501</text:p>
              </table:table-cell>
              <table:table-cell office:value-type="float" office:value="0.252254351182786">
                <text:p>0.252254351182786</text:p>
              </table:table-cell>
              <table:table-cell office:value-type="float" office:value="0.040301555203668">
                <text:p>0.040301555203668</text:p>
              </table:table-cell>
              <table:table-cell office:value-type="float" office:value="0.500317334122005">
                <text:p>0.500317334122005</text:p>
              </table:table-cell>
              <table:table-cell office:value-type="float" office:value="0.387038957801552">
                <text:p>0.387038957801552</text:p>
              </table:table-cell>
              <table:table-cell office:value-type="float" office:value="0.395418800369715">
                <text:p>0.395418800369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